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626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1.5945in"/>
    </style:style>
    <style:style style:name="co5" style:family="table-column">
      <style:table-column-properties fo:break-before="auto" style:column-width="1.8681in"/>
    </style:style>
    <style:style style:name="co6" style:family="table-column">
      <style:table-column-properties fo:break-before="auto" style:column-width="1.6382in"/>
    </style:style>
    <style:style style:name="co7" style:family="table-column">
      <style:table-column-properties fo:break-before="auto" style:column-width="2.2063in"/>
    </style:style>
    <style:style style:name="co8" style:family="table-column">
      <style:table-column-properties fo:break-before="auto" style:column-width="1.49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Event type</text:p>
          </table:table-cell>
          <table:table-cell office:value-type="string">
            <text:p>Order status</text:p>
          </table:table-cell>
          <table:table-cell office:value-type="string">
            <text:p>Delivery status</text:p>
          </table:table-cell>
          <table:table-cell table:style-name="Default" office:value-type="string">
            <text:p>Exec result</text:p>
          </table:table-cell>
          <table:table-cell office:value-type="string">
            <text:p>Shopper notificatin</text:p>
          </table:table-cell>
          <table:table-cell office:value-type="string">
            <text:p>Admin nifitication</text:p>
          </table:table-cell>
          <table:table-cell/>
        </table:table-row>
        <table:table-row table:style-name="ro1">
          <table:table-cell office:value-type="string">
            <text:p>evt.order.cancel</text:p>
          </table:table-cell>
          <table:table-cell office:value-type="string">
            <text:p>os.cancelled</text:p>
          </table:table-cell>
          <table:table-cell/>
          <table:table-cell office:value-type="boolean" office:boolean-value="true">
            <text:p>TRUE</text:p>
          </table:table-cell>
          <table:table-cell office:value-type="string">
            <text:p>Order cancel </text:p>
          </table:table-cell>
          <table:table-cell office:value-type="string">
            <text:p>Order cancel</text:p>
          </table:table-cell>
          <table:table-cell/>
        </table:table-row>
        <table:table-row table:style-name="ro1">
          <table:table-cell office:value-type="string">
            <text:p>evt.packing.complete</text:p>
          </table:table-cell>
          <table:table-cell office:value-type="string">
            <text:p>os.in.progress</text:p>
          </table:table-cell>
          <table:table-cell office:value-type="string">
            <text:p>ds.shipment.ready</text:p>
          </table:table-cell>
          <table:table-cell office:value-type="boolean" office:boolean-value="true">
            <text:p>TRUE</text:p>
          </table:table-cell>
          <table:table-cell office:value-type="string">
            <text:p>Ready to shiping</text:p>
          </table:table-cell>
          <table:table-cell table:number-columns-repeated="2"/>
        </table:table-row>
        <table:table-row table:style-name="ro1">
          <table:table-cell office:value-type="string">
            <text:p>evt.payment.confirmed</text:p>
          </table:table-cell>
          <table:table-cell office:value-type="string">
            <text:p>os.in.progress</text:p>
          </table:table-cell>
          <table:table-cell/>
          <table:table-cell office:value-type="boolean" office:boolean-value="true">
            <text:p>TRUE</text:p>
          </table:table-cell>
          <table:table-cell table:number-columns-repeated="2" office:value-type="string">
            <text:p>Order confirmed</text:p>
          </table:table-cell>
          <table:table-cell/>
        </table:table-row>
        <table:table-row table:style-name="ro1">
          <table:table-cell office:value-type="string">
            <text:p>evt.pending</text:p>
          </table:table-cell>
          <table:table-cell office:value-type="string">
            <text:p>os.in.progress</text:p>
          </table:table-cell>
          <table:table-cell/>
          <table:table-cell office:value-type="boolean" office:boolean-value="true">
            <text:p>TRUE</text:p>
          </table:table-cell>
          <table:table-cell table:number-columns-repeated="2" office:value-type="string">
            <text:p>New order</text:p>
          </table:table-cell>
          <table:table-cell/>
        </table:table-row>
        <table:table-row table:style-name="ro1">
          <table:table-cell office:value-type="string">
            <text:p>evt.pending</text:p>
          </table:table-cell>
          <table:table-cell office:value-type="string">
            <text:p>os.waiting</text:p>
          </table:table-cell>
          <table:table-cell/>
          <table:table-cell office:value-type="boolean" office:boolean-value="true">
            <text:p>TRUE</text:p>
          </table:table-cell>
          <table:table-cell/>
          <table:table-cell office:value-type="string">
            <text:p>Wait configrmaion</text:p>
          </table:table-cell>
          <table:table-cell/>
        </table:table-row>
        <table:table-row table:style-name="ro1">
          <table:table-cell office:value-type="string">
            <text:p>evt.release.to.shipment</text:p>
          </table:table-cell>
          <table:table-cell office:value-type="string">
            <text:p>os.in.progress</text:p>
          </table:table-cell>
          <table:table-cell office:value-type="string">
            <text:p>ds.shipment.inprogress</text:p>
          </table:table-cell>
          <table:table-cell office:value-type="boolean" office:boolean-value="true">
            <text:p>TRUE</text:p>
          </table:table-cell>
          <table:table-cell office:value-type="string">
            <text:p>Shipped to custmer</text:p>
          </table:table-cell>
          <table:table-cell table:number-columns-repeated="2"/>
        </table:table-row>
        <table:table-row table:style-name="ro1">
          <table:table-cell office:value-type="string">
            <text:p>evt.shipment.complete</text:p>
          </table:table-cell>
          <table:table-cell office:value-type="string">
            <text:p>os.completed</text:p>
          </table:table-cell>
          <table:table-cell office:value-type="string">
            <text:p>ds.shipped</text:p>
          </table:table-cell>
          <table:table-cell office:value-type="boolean" office:boolean-value="true">
            <text:p>TRUE</text:p>
          </table:table-cell>
          <table:table-cell office:value-type="string">
            <text:p>Completed + adv</text:p>
          </table:table-cell>
          <table:table-cell office:value-type="string">
            <text:p>Shipping completed</text:p>
          </table:table-cell>
          <table:table-cell/>
        </table:table-row>
        <table:table-row table:style-name="ro1">
          <table:table-cell office:value-type="string">
            <text:p>OrderItemAllocationException</text:p>
          </table:table-cell>
          <table:table-cell table:number-columns-repeated="2"/>
          <table:table-cell table:style-name="Default"/>
          <table:table-cell/>
          <table:table-cell office:value-type="string">
            <text:p>Not enough goods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F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7">10/07/2012</text:date>, <text:time>21:1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H49M17S</meta:editing-duration>
    <meta:editing-cycles>5</meta:editing-cycles>
    <meta:generator>OpenOffice.org/3.3$Win32 OpenOffice.org_project/330m20$Build-9567</meta:generator>
    <dc:date>2012-10-07T21:16:16.36</dc:date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